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Lock.ServerLock( Lock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Lock.getLock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Lock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Lock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Lock.getLock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Lock.isSessionSco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Lock.is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